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nough Resign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2]*[.B2]*[.C2]" office:value-type="float" office:value="0.324" calcext:value-type="float">
            <text:p>0.32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3]*[.B3]*[.C3]"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4]*[.B4]*[.C4]"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/>
          <table:table-cell table:formula="of:=[.A5]*[.B5]*[.C5]"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formula="of:=SUM([.F2:.F5])" office:value-type="float" office:value="0.664" calcext:value-type="float">
            <text:p>0.66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resign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[.A9]*[.B9]*[.C9]"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10]*[.B10]*[.C10]"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11]*[.B11]*[.C11]"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[.A12]*[.B12]*[.C12]" office:value-type="float" office:value="0.036" calcext:value-type="float">
            <text:p>0.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formula="of:=SUM([.F9:.F12])" office:value-type="float" office:value="0.336" calcext:value-type="float">
            <text:p>0.33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<text:span text:style-name="T1">nd</text:span> ref</text:p>
          </table:table-cell>
          <table:table-cell table:number-columns-repeated="7"/>
        </table:table-row>
        <table:table-row table:style-name="ro1">
          <table:table-cell table:formula="of:=[.F6]" office:value-type="float" office:value="0.664" calcext:value-type="float">
            <text:p>0.66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6]*[.B16]" office:value-type="float" office:value="0.0664" calcext:value-type="float">
            <text:p>0.0664</text:p>
          </table:table-cell>
          <table:table-cell table:number-columns-repeated="2"/>
        </table:table-row>
        <table:table-row table:style-name="ro1">
          <table:table-cell table:formula="of:=[.F13]" office:value-type="float" office:value="0.336" calcext:value-type="float">
            <text:p>0.33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formula="of:=[.A17]*[.B17]*[.C17]*[.D17]*[.E17]" office:value-type="float" office:value="0.00756" calcext:value-type="float">
            <text:p>0.0075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16:.F17])" office:value-type="float" office:value="0.07396" calcext:value-type="float">
            <text:p>0.07396</text:p>
          </table:table-cell>
          <table:table-cell table:formula="of:=[.F18]*100" office:value-type="float" office:value="7.396" calcext:value-type="float">
            <text:p>7.3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7"/>
        </table:table-row>
        <table:table-row table:style-name="ro1">
          <table:table-cell table:formula="of:=[.F6]" office:value-type="float" office:value="0.664" calcext:value-type="float">
            <text:p>0.664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21]*[.B21]" office:value-type="float" office:value="0.5976" calcext:value-type="float">
            <text:p>0.5976</text:p>
          </table:table-cell>
          <table:table-cell table:number-columns-repeated="2"/>
        </table:table-row>
        <table:table-row table:style-name="ro1">
          <table:table-cell table:formula="of:=[.F13]" office:value-type="float" office:value="0.336" calcext:value-type="float">
            <text:p>0.33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formula="of:=[.A22]*[.B22]*[.C22]*[.D22]*[.E22]" office:value-type="float" office:value="0.06804" calcext:value-type="float">
            <text:p>0.068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21:.F22])" office:value-type="float" office:value="0.66564" calcext:value-type="float">
            <text:p>0.66564</text:p>
          </table:table-cell>
          <table:table-cell table:formula="of:=[.F23]*100" office:value-type="float" office:value="66.564" calcext:value-type="float">
            <text:p>66.5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formula="of:=[.F13]" office:value-type="float" office:value="0.336" calcext:value-type="float">
            <text:p>0.33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26]*[.B26]" office:value-type="float" office:value="0.168" calcext:value-type="float">
            <text:p>0.168</text:p>
          </table:table-cell>
          <table:table-cell table:number-columns-repeated="2"/>
        </table:table-row>
        <table:table-row table:style-name="ro1">
          <table:table-cell table:formula="of:=[.F13]" office:value-type="float" office:value="0.336" calcext:value-type="float">
            <text:p>0.33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7]*[.B27]*[.C27]*[.D27]" office:value-type="float" office:value="0.0756" calcext:value-type="float">
            <text:p>0.075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26:.F27])" office:value-type="float" office:value="0.2436" calcext:value-type="float">
            <text:p>0.2436</text:p>
          </table:table-cell>
          <table:table-cell table:formula="of:=[.F28]*100" office:value-type="float" office:value="24.36" calcext:value-type="float">
            <text:p>24.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ayed Deal</text:p>
          </table:table-cell>
          <table:table-cell table:number-columns-repeated="7"/>
        </table:table-row>
        <table:table-row table:style-name="ro1">
          <table:table-cell table:formula="of:=[.F13]" office:value-type="float" office:value="0.336" calcext:value-type="float">
            <text:p>0.33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31]*[.B31]*[.C31]" office:value-type="float" office:value="0.0168" calcext:value-type="float">
            <text:p>0.0168</text:p>
          </table:table-cell>
          <table:table-cell table:formula="of:=[.F31]*100" office:value-type="float" office:value="1.68" calcext:value-type="float">
            <text:p>1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f:=[.F18]+[.F23]+[.F28]+[.F31]" office:value-type="float" office:value="1" calcext:value-type="float">
            <text:p>1</text:p>
          </table:table-cell>
          <table:table-cell table:formula="of:=SUM([.G1:.G31])" office:value-type="float" office:value="100" calcext:value-type="float">
            <text:p>100</text:p>
          </table:table-cell>
          <table:table-cell table:formula="of:=SUM([.H1:.H3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2:03:50.260577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5-22T15:38:46.991023088</meta:creation-date>
    <dc:date>2019-05-27T13:25:13.781518771</dc:date>
    <dc:creator>Jon Worth</dc:creator>
    <meta:editing-duration>PT23H52M8S</meta:editing-duration>
    <meta:editing-cycles>3</meta:editing-cycles>
    <meta:generator>LibreOffice/6.2.0.3$MacOSX_X86_64 LibreOffice_project/98c6a8a1c6c7b144ce3cc729e34964b47ce25d62</meta:generator>
    <meta:document-statistic meta:table-count="1" meta:cell-count="86" meta:object-count="0"/>
  </office:meta>
</office:document-meta>
</file>